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Таблица1" style:family="table" style:master-page-name="Standard">
      <style:table-properties style:width="18.24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4.491cm"/>
    </style:style>
    <style:style style:name="Таблица1.B" style:family="table-column">
      <style:table-column-properties style:column-width="2cm"/>
    </style:style>
    <style:style style:name="Таблица1.D" style:family="table-column">
      <style:table-column-properties style:column-width="2.249cm"/>
    </style:style>
    <style:style style:name="Таблица1.E" style:family="table-column">
      <style:table-column-properties style:column-width="1.75cm"/>
    </style:style>
    <style:style style:name="Таблица1.H" style:family="table-column">
      <style:table-column-properties style:column-width="1.75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A2" style:family="table-cell">
      <style:table-cell-properties fo:background-color="#92d050" fo:padding-left="0.191cm" fo:padding-right="0.191cm" fo:padding-top="0cm" fo:padding-bottom="0cm" fo:border="0.018cm solid #00000a">
        <style:background-image/>
      </style:table-cell-properties>
    </style:style>
    <style:style style:name="Таблица1.8" style:family="table-row">
      <style:table-row-properties style:min-row-height="1.662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Heading_20_2">
      <style:paragraph-properties fo:margin-top="0.071cm" fo:margin-bottom="0cm" fo:line-height="100%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language="en" fo:country="US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font-size="10pt" fo:background-color="#ffff00" style:font-size-asian="10pt" style:font-size-complex="10pt"/>
    </style:style>
    <style:style style:name="T6" style:family="text">
      <style:text-properties fo:font-size="10pt" fo:font-style="italic" fo:background-color="#ffff00" style:font-size-asian="10pt" style:font-style-asian="italic" style:font-size-complex="10pt"/>
    </style:style>
    <style:style style:name="T7" style:family="text">
      <style:text-properties fo:font-size="10pt" fo:font-style="italic" fo:background-color="#ffff00" style:font-size-asian="10pt" style:font-style-asian="italic" style:font-name-complex="Calibri1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ize="10pt" fo:language="en" fo:country="US" fo:font-style="italic" fo:background-color="#ffff00" style:font-size-asian="10pt" style:font-style-asian="italic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position="super 58%"/>
    </style:style>
    <style:style style:name="T1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2"/>
        <table:table-column table:style-name="Таблица1.D"/>
        <table:table-column table:style-name="Таблица1.H"/>
        <table:table-row table:style-name="Таблица1.1">
          <table:table-cell table:style-name="Таблица1.A1" office:value-type="string">
            <text:p text:style-name="P2">Продукция</text:p>
          </table:table-cell>
          <table:table-cell table:style-name="Таблица1.A1" office:value-type="string">
            <text:p text:style-name="P2"><text:span text:style-name="T1">Ревертирование</text:span></text:p>
          </table:table-cell>
          <table:table-cell table:style-name="Таблица1.A1" office:value-type="string">
            <text:p text:style-name="P2"><text:span text:style-name="T1">Точная и длиная ПЦР </text:span></text:p>
            <text:p text:style-name="P2"><text:span text:style-name="T1">(</text:span><text:span text:style-name="T2">LA</text:span><text:span text:style-name="T1"> </text:span><text:span text:style-name="T2">PCR</text:span><text:span text:style-name="T1">)</text:span></text:p>
          </table:table-cell>
          <table:table-cell table:style-name="Таблица1.A1" office:value-type="string">
            <text:p text:style-name="P2"><text:span text:style-name="T1">Горячий старт</text:span></text:p>
            <text:p text:style-name="P2"><text:span text:style-name="T1">(</text:span><text:span text:style-name="T2">Hot-start</text:span><text:span text:style-name="T1">)</text:span></text:p>
          </table:table-cell>
          <table:table-cell table:style-name="Таблица1.A1" office:value-type="string">
            <text:p text:style-name="P2"><text:span text:style-name="T1">ПЦР-РВ с зондами </text:span><text:span text:style-name="T2">Taqman</text:span><text:span text:style-name="T1"> </text:span></text:p>
          </table:table-cell>
          <table:table-cell table:style-name="Таблица1.A1" office:value-type="string">
            <text:p text:style-name="P2"><text:span text:style-name="T1">Быстрая ПЦР</text:span></text:p>
          </table:table-cell>
          <table:table-cell table:style-name="Таблица1.A1" office:value-type="string">
            <text:p text:style-name="P2"><text:span text:style-name="T1">ПЦР</text:span><text:span text:style-name="T2"> </text:span><text:span text:style-name="T1">в присутствии ингибиторов</text:span></text:p>
          </table:table-cell>
          <table:table-cell table:style-name="Таблица1.A1" office:value-type="string">
            <text:list xml:id="list4780249757762516651" text:style-name="Outline">
              <text:list-item>
                <text:list>
                  <text:list-item>
                    <text:h text:style-name="P3" text:outline-level="2"><text:span text:style-name="T4">Мультиплексная ПЦР</text:span></text:h>
                  </text:list-item>
                </text:list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RevertM</text:span></text:p>
            <text:p text:style-name="P2"/>
            <text:p text:style-name="P2"><text:span text:style-name="T6">(Описание: </text:span><text:span text:style-name="T9">MMLV</text:span><text:span text:style-name="T6"> </text:span><text:span text:style-name="T9">H</text:span><text:span text:style-name="T6">- РНК-зависимая ДНК-полимераза)</text:span></text:p>
          </table:table-cell>
          <table:table-cell table:style-name="Таблица1.A1" office:value-type="string">
            <text:p text:style-name="P2">++</text:p>
            <text:p text:style-name="P2">Активна до 60<text:span text:style-name="T11">0 </text:span>С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RevertP</text:span>:</text:p>
            <text:p text:style-name="P2"/>
            <text:p text:style-name="P2"><text:span text:style-name="T6">(Описание: </text:span><text:span text:style-name="T5"><text:s/></text:span><text:span text:style-name="T6">Термофильная РНК-зависимая ДНК-полимераза )</text:span></text:p>
          </table:table-cell>
          <table:table-cell table:style-name="Таблица1.A1" office:value-type="string">
            <text:p text:style-name="P2"><text:span text:style-name="T3">++</text:span></text:p>
            <text:p text:style-name="P2">Активна до 75<text:span text:style-name="T11">0 </text:span>С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TaqA</text:span></text:p>
            <text:p text:style-name="P2"><text:span text:style-name="T6">(Описание: </text:span><text:span text:style-name="T5"><text:s text:c="2"/></text:span><text:span text:style-name="T6">Taq ДНК-полимераза с активацией при температуре выше 37</text:span><text:span text:style-name="T7">°</text:span><text:span text:style-name="T6"> С )</text:span>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+</text:span></text:p>
            <text:p text:style-name="P2">Активация после 37<text:span text:style-name="T11">0</text:span> С</text:p>
          </table:table-cell>
          <table:table-cell table:style-name="Таблица1.A1" office:value-type="string">
            <text:p text:style-name="P2"><text:span text:style-name="T3">+</text:span>+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+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TaqD</text:span></text:p>
            <text:p text:style-name="P2"><text:span text:style-name="T6">(Описание: <text:s text:c="2"/>Taq ДНК-полимераза с активацией при температуре выше 60° С )</text:span>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+</text:span>+</text:p>
            <text:p text:style-name="P2">Активация после <text:span text:style-name="T3">60</text:span><text:span text:style-name="T11">0</text:span> С</text:p>
          </table:table-cell>
          <table:table-cell table:style-name="Таблица1.A1" office:value-type="string">
            <text:p text:style-name="P2"><text:span text:style-name="T3">+</text:span>+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-</text:span></text:p>
          </table:table-cell>
          <table:table-cell table:style-name="Таблица1.A1" office:value-type="string">
            <text:p text:style-name="P2"><text:span text:style-name="T3">+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3">Diamant</text:span> <text:span text:style-name="T3">Blitz</text:span></text:p>
            <text:p text:style-name="P2"><text:span text:style-name="T6">(Описание:</text:span><text:span text:style-name="T8"> <text:s text:c="2"/></text:span><text:span text:style-name="T6">Термостабильный химерный фермент с ДНК-связывающим доменом)</text:span>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-</text:p>
          </table:table-cell>
        </table:table-row>
        <table:table-row table:style-name="Таблица1.1">
          <table:table-cell table:style-name="Таблица1.A2" office:value-type="string">
            <text:p text:style-name="P2">2<text:span text:style-name="T3">X</text:span> <text:span text:style-name="T3">Fast</text:span> <text:span text:style-name="T3">Probe</text:span> <text:span text:style-name="T3">qPCR</text:span> <text:span text:style-name="T3">Mastermix</text:span></text:p>
            <text:p text:style-name="P2"><text:span text:style-name="T6">(Описание: <text:s text:c="2"/>Готовая смесь для ПЦР)</text:span>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+</text:p>
          </table:table-cell>
          <table:table-cell table:style-name="Таблица1.A1" office:value-type="string">
            <text:p text:style-name="P2">++</text:p>
            <text:p text:style-name="P2">(до 4 пар праймеров)</text:p>
          </table:table-cell>
        </table:table-row>
        <table:table-row table:style-name="Таблица1.8">
          <table:table-cell table:style-name="Таблица1.A2" office:value-type="string">
            <text:p text:style-name="P2"><text:span text:style-name="T3">2X One-Step RT-PCR Mastermix</text:span></text:p>
            <text:p text:style-name="P2"><text:span text:style-name="T6">(Описание: <text:s text:c="2"/>Готовая смесь дляОТ- ПЦР)</text:span></text:p>
          </table:table-cell>
          <table:table-cell table:style-name="Таблица1.A1" office:value-type="string">
            <text:p text:style-name="P2">++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</text:p>
          </table:table-cell>
          <table:table-cell table:style-name="Таблица1.A1" office:value-type="string">
            <text:p text:style-name="P2">+<text:span text:style-name="T3">+</text:span>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+</text:p>
          </table:table-cell>
        </table:table-row>
      </table:table>
      <text:p text:style-name="P1"><text:span text:style-name="T12"/></text:p>
      <text:p text:style-name="P1"><text:span text:style-name="T12">О Компании:</text:span> Компания БелБиоЛаб занимается разработками и производством ферментов для ПЦР. В настоящее время линейка продукции компании включает различные ДНК-зависимые ДНК-полимеразы и РНК-зависимые ДНК-полимеразы (ревертазы) для проведения различных типов ПЦР, ПЦР с детекцией в режиме реального <text:bookmark text:name="_GoBack"/>времени (ПЦР-РВ), синтеза кДНК, и одностадийного РТ-ПЦ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Kvach</meta:initial-creator>
    <dc:creator>Ксения Полякова</dc:creator>
    <meta:editing-cycles>8</meta:editing-cycles>
    <meta:creation-date>2017-01-29T20:59:00</meta:creation-date>
    <dc:date>2017-04-20T13:53:46</dc:date>
    <meta:editing-duration>PT34M54S</meta:editing-duration>
    <meta:generator>OpenOffice/4.1.3$Unix OpenOffice.org_project/413m1$Build-9783</meta:generator>
    <meta:document-statistic meta:table-count="1" meta:image-count="0" meta:object-count="0" meta:page-count="1" meta:paragraph-count="79" meta:word-count="203" meta:character-count="1185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